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MS Sans Serif" svg:font-family="'MS Sans Serif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209in"/>
    </style:style>
    <style:style style:name="co3" style:family="table-column">
      <style:table-column-properties fo:break-before="auto" style:column-width="1.7146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4.1075in"/>
    </style:style>
    <style:style style:name="co6" style:family="table-column">
      <style:table-column-properties fo:break-before="auto" style:column-width="1.4528in"/>
    </style:style>
    <style:style style:name="co7" style:family="table-column">
      <style:table-column-properties fo:break-before="auto" style:column-width="2.0535in"/>
    </style:style>
    <style:style style:name="co8" style:family="table-column">
      <style:table-column-properties fo:break-before="auto" style:column-width="3.6709in"/>
    </style:style>
    <style:style style:name="co9" style:family="table-column">
      <style:table-column-properties fo:break-before="auto" style:column-width="1.4744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2.0646in"/>
    </style:style>
    <style:style style:name="co12" style:family="table-column">
      <style:table-column-properties fo:break-before="auto" style:column-width="1.2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/>
          <table:table-cell office:value-type="string">
            <text:p>Paul Gress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6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ooextras.sourceforge.net/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7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3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monat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5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1" office:value-type="string">
            <text:p>LGPL</text:p>
          </table:table-cell>
          <table:table-cell table:number-columns-repeated="2"/>
          <table:table-cell table:style-name="ce1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1" office:value-type="string">
            <text:p>http://ooextras.sourceforge.net/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</table:table>
      <table:table table:name="French" table:style-name="ta1" table:print="false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7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</table:table>
      <table:table table:name="KA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I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MS Sans Serif" svg:font-family="'MS Sans Serif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5">04/25/2007</text:date>, <text:time>14:39:1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25T07:50:52</meta:creation-date>
    <dc:date>2007-04-25T14:39:12</dc:date>
    <dc:language>hu-HU</dc:language>
    <meta:editing-cycles>55</meta:editing-cycles>
    <meta:editing-duration>PT6H48M20S</meta:editing-duration>
    <meta:user-defined meta:name="Info 1"/>
    <meta:user-defined meta:name="Info 2"/>
    <meta:user-defined meta:name="Info 3"/>
    <meta:user-defined meta:name="Info 4"/>
    <meta:document-statistic meta:table-count="7" meta:cell-count="2936"/>
  </office:meta>
</office:document-meta>
</file>